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1000002BC6484F317.jpg"/>
  <manifest:file-entry manifest:media-type="image/jpeg" manifest:full-path="Pictures/10000000000001CB000002BC1B06AEC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143cm" svg:height="18.52cm" svg:x="1.5cm" svg:y="1.38cm">
          <draw:image xlink:href="Pictures/10000000000001CB000002BC1B06AECC.jpg" xlink:type="simple" xlink:show="embed" xlink:actuate="onLoad">
            <text:p/>
          </draw:image>
        </draw:frame>
        <draw:frame draw:style-name="gr1" draw:text-style-name="P1" draw:layer="layout" svg:width="12.302cm" svg:height="18.52cm" svg:x="16.2cm" svg:y="1.5cm">
          <draw:image xlink:href="Pictures/10000000000001D1000002BC6484F31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orneffel</meta:initial-creator>
    <meta:creation-date>2014-02-25T16:46:37.23</meta:creation-date>
    <dc:date>2014-02-25T16:48:25.76</dc:date>
    <dc:creator>Martin Korneffel</dc:creator>
    <meta:editing-duration>PT1M48S</meta:editing-duration>
    <meta:editing-cycles>1</meta:editing-cycles>
    <meta:document-statistic meta:object-count="2"/>
    <meta:generator>OpenOffice/4.0.0$Win32 OpenOffice.org_project/400m3$Build-9702</meta:generator>
  </office:meta>
</office:document-meta>
</file>